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38" fo:wrap-option="wrap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983b0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7bc65" fo:wrap-option="wrap" fo:border="0.06pt solid #000000"/>
      <style:text-properties style:use-window-font-color="true"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f38"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5983b0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bc65" fo:border="0.06pt solid #000000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Effort</text:p>
          </table:table-cell>
          <table:table-cell table:style-name="ce22" office:value-type="string" calcext:value-type="string">
            <text:p>Where</text:p>
          </table:table-cell>
          <table:table-cell table:style-name="ce22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dd option to give datasets in input for Shiny</text:p>
          </table:table-cell>
          <table:table-cell table:style-name="ce23" office:value-type="string" calcext:value-type="string">
            <text:p>Code</text:p>
          </table:table-cell>
          <table:table-cell table:number-columns-repeated="2" table:style-name="ce23" office:value-type="string" calcext:value-type="string">
            <text:p>Mid</text:p>
          </table:table-cell>
          <table:table-cell table:style-name="ce23" office:value-type="string" calcext:value-type="string">
            <text:p>All</text:p>
          </table:table-cell>
          <table:table-cell table:style-name="ce23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ake camera ID optional</text:p>
          </table:table-cell>
          <table:table-cell table:style-name="ce23" office:value-type="string" calcext:value-type="string">
            <text:p>Interface</text:p>
          </table:table-cell>
          <table:table-cell table:style-name="ce23" office:value-type="string" calcext:value-type="string">
            <text:p>Mid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Import</text:p>
          </table:table-cell>
          <table:table-cell table:style-name="ce23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uplicate one species analysis module</text:p>
          </table:table-cell>
          <table:table-cell table:style-name="ce24" office:value-type="string" calcext:value-type="string">
            <text:p>Interface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Mid</text:p>
          </table:table-cell>
          <table:table-cell table:style-name="ce24" office:value-type="string" calcext:value-type="string">
            <text:p>One species</text:p>
          </table:table-cell>
          <table:table-cell table:style-name="ce24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clude files in zip repor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 to compute RAI (add to summarize species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mprove Rmd report (show species and indices names, add tables maybe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ort map or barplot in Rmd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More flexible data cleaning functions → add options to reorder etc.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Low</text:p>
          </table:table-cell>
          <table:table-cell table:style-name="ce26" office:value-type="string" calcext:value-type="string">
            <text:p>Small</text:p>
          </table:table-cell>
          <table:table-cell table:style-name="ce26" office:value-type="string" calcext:value-type="string">
            <text:p>Import</text:p>
          </table:table-cell>
          <table:table-cell table:style-name="ce2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RAI on presence map/plot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options for activity inference in interface (eg confidence interval, plot centered on midnight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Include json source files (datapackage) in zip repor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Rmd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to filter NA in data cleaning function (for specific col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Replace column update copypas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9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45:35.245215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4-04-20T16:14:12.123617311</dc:date>
    <meta:editing-duration>P5DT1H42M41S</meta:editing-duration>
    <meta:editing-cycles>82</meta:editing-cycles>
    <meta:generator>LibreOffice/7.6.6.3$Linux_X86_64 LibreOffice_project/60$Build-3</meta:generator>
    <dc:creator>Lisa Nicvert</dc:creator>
    <meta:document-statistic meta:table-count="1" meta:cell-count="531" meta:object-count="0"/>
  </office:meta>
</office:document-meta>
</file>